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Bremsstufen BR 120 Zusi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tufe</text:p>
          </table:table-cell>
          <table:table-cell office:value-type="string" calcext:value-type="string">
            <text:p>Pneumatik</text:p>
          </table:table-cell>
          <table:table-cell table:style-name="Default" office:value-type="string" calcext:value-type="string">
            <text:p>Elektri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chnellbremse</text:p>
          </table:table-cell>
          <table:table-cell office:value-type="float" office:value="1" calcext:value-type="float">
            <text:p>1,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,50 bar</text:p>
          </table:table-cell>
          <table:table-cell office:value-type="float" office:value="1" calcext:value-type="float">
            <text:p>1,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,60 bar</text:p>
          </table:table-cell>
          <table:table-cell office:value-type="float" office:value="1" calcext:value-type="float">
            <text:p>1,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,75 bar</text:p>
          </table:table-cell>
          <table:table-cell table:formula="of:=ROUND([.C6]-1/7;3)" office:value-type="float" office:value="0.857" calcext:value-type="float">
            <text:p>0,8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,90 bar</text:p>
          </table:table-cell>
          <table:table-cell table:formula="of:=ROUND([.C7]-1/7;3)" office:value-type="float" office:value="0.714" calcext:value-type="float">
            <text:p>0,7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,05 bar</text:p>
          </table:table-cell>
          <table:table-cell table:formula="of:=ROUND([.C8]-1/7;3)" office:value-type="float" office:value="0.571" calcext:value-type="float">
            <text:p>0,5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,20 bar</text:p>
          </table:table-cell>
          <table:table-cell table:formula="of:=ROUND([.C9]-1/7;3)" office:value-type="float" office:value="0.428" calcext:value-type="float">
            <text:p>0,4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,50 bar</text:p>
          </table:table-cell>
          <table:table-cell table:formula="of:=ROUND([.C10]-1/7;3)" office:value-type="float" office:value="0.285" calcext:value-type="float">
            <text:p>0,2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,70 bar</text:p>
          </table:table-cell>
          <table:table-cell table:formula="of:=ROUND([.C11]-1/7;3)" office:value-type="float" office:value="0.142" calcext:value-type="float">
            <text:p>0,1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,02 bar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üllstoß</text:p>
          </table:table-cell>
          <table:table-cell office:value-type="float" office:value="0" calcext:value-type="float">
            <text:p>0,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09T09:06:18.198000000</dc:date>
    <meta:editing-duration>PT5M21S</meta:editing-duration>
    <meta:editing-cycles>2</meta:editing-cycles>
    <meta:generator>LibreOffice/7.4.2.3$Windows_X86_64 LibreOffice_project/382eef1f22670f7f4118c8c2dd222ec7ad009daf</meta:generator>
    <meta:document-statistic meta:table-count="1" meta:cell-count="37" meta:object-count="0"/>
  </office:meta>
</office:document-meta>
</file>